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459.55pt"/>
    </style:style>
    <style:style style:name="co3" style:family="table-column">
      <style:table-column-properties fo:break-before="auto" style:column-width="696.95pt"/>
    </style:style>
    <style:style style:name="co4" style:family="table-column">
      <style:table-column-properties fo:break-before="auto" style:column-width="177.45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45.64pt"/>
    </style:style>
    <style:style style:name="co7" style:family="table-column">
      <style:table-column-properties fo:break-before="auto" style:column-width="136.94pt"/>
    </style:style>
    <style:style style:name="co8" style:family="table-column">
      <style:table-column-properties fo:break-before="auto" style:column-width="130.85pt"/>
    </style:style>
    <style:style style:name="co9" style:family="table-column">
      <style:table-column-properties fo:break-before="auto" style:column-width="167.36pt"/>
    </style:style>
    <style:style style:name="co10" style:family="table-column">
      <style:table-column-properties fo:break-before="auto" style:column-width="124.7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118.6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Applied for Copyright</text:p>
          </table:table-cell>
          <table:table-cell office:value-type="string" calcext:value-type="string">
            <text:p>Copyright Registered</text:p>
          </table:table-cell>
          <table:table-cell office:value-type="string" calcext:value-type="string">
            <text:p>Registered with ASCAP</text:p>
          </table:table-cell>
          <table:table-cell office:value-type="string" calcext:value-type="string">
            <text:p>Registered with Content ID</text:p>
          </table:table-cell>
          <table:table-cell office:value-type="string" calcext:value-type="string">
            <text:p>Uploaded to YouTube</text:p>
          </table:table-cell>
          <table:table-cell office:value-type="string" calcext:value-type="string">
            <text:p>Uploaded to SoundCloud</text:p>
          </table:table-cell>
          <table:table-cell office:value-type="string" calcext:value-type="string">
            <text:p>Uploaded to CDBaby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office:value-type="date" office:date-value="2010-08-03T01:18:22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8"/>
          <table:table-cell table:style-name="ce3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office:value-type="date" office:date-value="2014-03-02T18:15:36" calcext:value-type="date">
            <text:p>03/02/14 06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office:value-type="date" office:date-value="2014-01-14T03:03:11" calcext:value-type="date">
            <text:p>01/14/14 03:03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office:value-type="date" office:date-value="2014-01-14T03:12:33" calcext:value-type="date">
            <text:p>01/14/14 03:12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office:value-type="date" office:date-value="2010-08-03T01:18:23.999998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office:value-type="date" office:date-value="2014-03-02T18:16:03" calcext:value-type="date">
            <text:p>03/02/14 06:16 P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office:value-type="date" office:date-value="2014-01-14T03:04:11" calcext:value-type="date">
            <text:p>01/14/14 03:0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office:value-type="date" office:date-value="2014-01-14T03:13:09" calcext:value-type="date">
            <text:p>01/14/14 03:13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office:value-type="date" office:date-value="2014-03-02T18:16:21" calcext:value-type="date">
            <text:p>03/02/14 06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office:value-type="date" office:date-value="2010-08-03T01:18:25.999999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office:value-type="date" office:date-value="2014-01-14T02:53:12.000002" calcext:value-type="date">
            <text:p>01/14/14 02:53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office:value-type="date" office:date-value="2014-01-14T03:04:26" calcext:value-type="date">
            <text:p>01/14/14 03:0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office:value-type="date" office:date-value="2014-01-14T03:13:41" calcext:value-type="date">
            <text:p>01/14/14 03:13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office:value-type="date" office:date-value="2014-03-02T18:16:36" calcext:value-type="date">
            <text:p>03/02/14 06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office:value-type="date" office:date-value="2014-01-14T03:04:47" calcext:value-type="date">
            <text:p>01/14/14 03:0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office:value-type="date" office:date-value="2010-08-03T01:18:28.999999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office:value-type="date" office:date-value="2014-01-14T02:53:43.000002" calcext:value-type="date">
            <text:p>01/14/14 02:53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office:value-type="date" office:date-value="2014-01-14T03:14:10" calcext:value-type="date">
            <text:p>01/14/14 03:1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office:value-type="date" office:date-value="2014-03-02T18:17:02" calcext:value-type="date">
            <text:p>03/02/14 06:1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office:value-type="date" office:date-value="2014-01-14T03:04:58" calcext:value-type="date">
            <text:p>01/14/14 03:0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office:value-type="date" office:date-value="2010-08-03T01:18:30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office:value-type="date" office:date-value="2014-01-14T02:54:04" calcext:value-type="date">
            <text:p>01/14/14 02:5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office:value-type="date" office:date-value="2014-01-14T03:14:36" calcext:value-type="date">
            <text:p>01/14/14 03:1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office:value-type="date" office:date-value="2014-01-14T03:05:22.999999" calcext:value-type="date">
            <text:p>01/14/14 03:0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office:value-type="date" office:date-value="2014-03-02T18:17:14" calcext:value-type="date">
            <text:p>03/02/14 06:1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office:value-type="date" office:date-value="2010-08-03T01:18:33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office:value-type="date" office:date-value="2014-01-14T02:54:53" calcext:value-type="date">
            <text:p>01/14/14 02:5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office:value-type="date" office:date-value="2014-01-14T03:14:48" calcext:value-type="date">
            <text:p>01/14/14 03:14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office:value-type="date" office:date-value="2014-01-14T03:05:36" calcext:value-type="date">
            <text:p>01/14/14 03:0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office:value-type="date" office:date-value="2014-01-14T02:55:22" calcext:value-type="date">
            <text:p>01/14/14 02:5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office:value-type="date" office:date-value="2014-01-14T03:15:20" calcext:value-type="date">
            <text:p>01/14/14 03:1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office:value-type="date" office:date-value="2014-01-14T03:05:49.999999" calcext:value-type="date">
            <text:p>01/14/14 03:0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office:value-type="date" office:date-value="2010-08-03T01:18:36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office:value-type="date" office:date-value="2014-01-14T02:55:53" calcext:value-type="date">
            <text:p>01/14/14 02:5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office:value-type="date" office:date-value="2014-01-14T03:15:33" calcext:value-type="date">
            <text:p>01/14/14 03:15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office:value-type="date" office:date-value="2014-01-14T03:06:09" calcext:value-type="date">
            <text:p>01/14/14 03:06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office:value-type="date" office:date-value="2010-08-03T01:18:38" calcext:value-type="date">
            <text:p>08/03/10 01:18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office:value-type="date" office:date-value="2014-01-14T03:06:33" calcext:value-type="date">
            <text:p>01/14/14 03:06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office:value-type="date" office:date-value="2014-01-14T03:06:47" calcext:value-type="date">
            <text:p>01/14/14 03:06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office:value-type="date" office:date-value="2014-01-14T03:07:07" calcext:value-type="date">
            <text:p>01/14/14 03:07 AM</text:p>
          </table:table-cell>
          <table:table-cell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office:value-type="date" office:date-value="2013-09-05T01:15:25" calcext:value-type="date">
            <text:p>09/05/13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office:value-type="date" office:date-value="2013-03-09T12:08:21" calcext:value-type="date">
            <text:p>03/09/13 12:08 PM</text:p>
          </table:table-cell>
          <table:table-cell office:value-type="string" calcext:value-type="string">
            <text:p>Redund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office:value-type="date" office:date-value="2013-03-09T12:08:22" calcext:value-type="date">
            <text:p>03/09/13 12:08 P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office:value-type="date" office:date-value="2010-08-03T03:07:25" calcext:value-type="date">
            <text:p>08/03/10 03:07 AM</text:p>
          </table:table-cell>
          <table:table-cell table:style-name="ce2" office:value-type="string" calcext:value-type="string">
            <text:p>Publ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office:value-type="date" office:date-value="2013-03-09T12:07:17" calcext:value-type="date">
            <text:p>03/09/13 12:0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office:value-type="date" office:date-value="2013-03-09T12:07:22" calcext:value-type="date">
            <text:p>03/09/13 12:0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office:value-type="date" office:date-value="2013-03-09T12:07:28" calcext:value-type="date">
            <text:p>03/09/13 12:0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office:value-type="date" office:date-value="2013-03-30T10:50:49" calcext:value-type="date">
            <text:p>03/30/13 10:5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office:value-type="date" office:date-value="2013-03-30T10:50:44" calcext:value-type="date">
            <text:p>03/30/13 10:5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office:value-type="date" office:date-value="2013-04-11T16:08:46" calcext:value-type="date">
            <text:p>04/11/13 04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office:value-type="date" office:date-value="2013-09-18T01:30:46" calcext:value-type="date">
            <text:p>09/18/13 01:3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office:value-type="date" office:date-value="2013-08-22T11:36:25.000002" calcext:value-type="date">
            <text:p>08/22/13 11:3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office:value-type="date" office:date-value="2013-08-22T11:36:22" calcext:value-type="date">
            <text:p>08/22/13 11:3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office:value-type="date" office:date-value="2013-08-22T11:36:18" calcext:value-type="date">
            <text:p>08/22/13 11:3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office:value-type="date" office:date-value="2014-03-12T01:03:29" calcext:value-type="date">
            <text:p>03/12/14 01:0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office:value-type="date" office:date-value="2016-09-07T22:52:18" calcext:value-type="date">
            <text:p>09/07/16 10:5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office:value-type="date" office:date-value="2016-09-07T22:50:35" calcext:value-type="date">
            <text:p>09/07/16 10:5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office:value-type="date" office:date-value="2013-04-28T22:40:38" calcext:value-type="date">
            <text:p>04/28/13 10:4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office:value-type="date" office:date-value="2013-04-11T16:08:36" calcext:value-type="date">
            <text:p>04/11/13 04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office:value-type="date" office:date-value="2010-08-03T01:21:04.99999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office:value-type="date" office:date-value="2010-08-03T01:14:44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office:value-type="date" office:date-value="2016-09-07T22:59:21" calcext:value-type="date">
            <text:p>09/07/16 10:5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office:value-type="date" office:date-value="2014-01-15T00:39:29" calcext:value-type="date">
            <text:p>01/15/14 12:39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office:value-type="date" office:date-value="2014-01-15T01:44:40" calcext:value-type="date">
            <text:p>01/15/14 01:4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office:value-type="date" office:date-value="2014-01-14T22:45:29" calcext:value-type="date">
            <text:p>01/14/14 10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office:value-type="date" office:date-value="2014-02-23T19:59:10" calcext:value-type="date">
            <text:p>02/23/14 07:5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office:value-type="date" office:date-value="2014-02-23T18:48:46" calcext:value-type="date">
            <text:p>02/23/14 06:4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office:value-type="date" office:date-value="2014-04-23T01:27:13" calcext:value-type="date">
            <text:p>04/23/14 01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office:value-type="date" office:date-value="2014-04-26T22:14:26" calcext:value-type="date">
            <text:p>04/26/14 10:1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office:value-type="date" office:date-value="2014-05-02T11:30:51" calcext:value-type="date">
            <text:p>05/02/14 11:3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office:value-type="date" office:date-value="2014-05-06T11:28:47" calcext:value-type="date">
            <text:p>05/06/14 11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office:value-type="date" office:date-value="2010-07-30T13:40:49" calcext:value-type="date">
            <text:p>07/30/10 01:4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office:value-type="date" office:date-value="2013-08-31T18:13:35" calcext:value-type="date">
            <text:p>08/31/13 06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109.wav</text:p>
          </table:table-cell>
          <table:table-cell office:value-type="string" calcext:value-type="string">
            <text:p>d:\Dropbox\2013-Csound-MKG\Gogins Submissions\Drone IV\Drone-IV-1388541109.wav</text:p>
          </table:table-cell>
          <table:table-cell office:value-type="date" office:date-value="2014-01-01T01:51:49" calcext:value-type="date">
            <text:p>01/01/14 01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384.wav</text:p>
          </table:table-cell>
          <table:table-cell office:value-type="string" calcext:value-type="string">
            <text:p>d:\Dropbox\2013-Csound-MKG\Gogins Submissions\Drone IV\Drone-IV-1388541384.wav</text:p>
          </table:table-cell>
          <table:table-cell office:value-type="date" office:date-value="2014-01-01T01:56:24" calcext:value-type="date">
            <text:p>01/01/14 01:5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438.wav</text:p>
          </table:table-cell>
          <table:table-cell office:value-type="string" calcext:value-type="string">
            <text:p>d:\Dropbox\2013-Csound-MKG\Gogins Submissions\Drone IV\Drone-IV-1388541438.wav</text:p>
          </table:table-cell>
          <table:table-cell office:value-type="date" office:date-value="2014-01-01T01:57:17.999999" calcext:value-type="date">
            <text:p>01/01/14 01:5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7872.wav</text:p>
          </table:table-cell>
          <table:table-cell office:value-type="string" calcext:value-type="string">
            <text:p>d:\Dropbox\2013-Csound-MKG\Gogins Submissions\Drone IV\Drone-IV-1388597872.wav</text:p>
          </table:table-cell>
          <table:table-cell office:value-type="date" office:date-value="2014-01-01T17:37:52" calcext:value-type="date">
            <text:p>01/01/14 05:3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8107.wav</text:p>
          </table:table-cell>
          <table:table-cell office:value-type="string" calcext:value-type="string">
            <text:p>d:\Dropbox\2013-Csound-MKG\Gogins Submissions\Drone IV\Drone-IV-1388598107.wav</text:p>
          </table:table-cell>
          <table:table-cell office:value-type="date" office:date-value="2014-01-01T17:41:47" calcext:value-type="date">
            <text:p>01/01/14 05:4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7868.wav</text:p>
          </table:table-cell>
          <table:table-cell office:value-type="string" calcext:value-type="string">
            <text:p>d:\Dropbox\2013-Csound-MKG\Gogins Submissions\Drone IV\Drone-IV-1388617868.wav</text:p>
          </table:table-cell>
          <table:table-cell office:value-type="date" office:date-value="2014-01-01T23:11:08" calcext:value-type="date">
            <text:p>01/01/14 11:1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8135.wav</text:p>
          </table:table-cell>
          <table:table-cell office:value-type="string" calcext:value-type="string">
            <text:p>d:\Dropbox\2013-Csound-MKG\Gogins Submissions\Drone IV\Drone-IV-1388618135.wav</text:p>
          </table:table-cell>
          <table:table-cell office:value-type="date" office:date-value="2014-01-01T23:15:35" calcext:value-type="date">
            <text:p>01/01/14 11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03.wav</text:p>
          </table:table-cell>
          <table:table-cell office:value-type="string" calcext:value-type="string">
            <text:p>d:\Dropbox\2013-Csound-MKG\Gogins Submissions\Drone IV\Drone-IV-1388627003.wav</text:p>
          </table:table-cell>
          <table:table-cell office:value-type="date" office:date-value="2014-01-02T01:43:23" calcext:value-type="date">
            <text:p>01/02/14 01:4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58.wav</text:p>
          </table:table-cell>
          <table:table-cell office:value-type="string" calcext:value-type="string">
            <text:p>d:\Dropbox\2013-Csound-MKG\Gogins Submissions\Drone IV\Drone-IV-1388627058.wav</text:p>
          </table:table-cell>
          <table:table-cell office:value-type="date" office:date-value="2014-01-02T01:44:17.999999" calcext:value-type="date">
            <text:p>01/02/14 01:4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503.wav</text:p>
          </table:table-cell>
          <table:table-cell office:value-type="string" calcext:value-type="string">
            <text:p>d:\Dropbox\2013-Csound-MKG\Gogins Submissions\Drone IV\Drone-IV-1388627503.wav</text:p>
          </table:table-cell>
          <table:table-cell office:value-type="date" office:date-value="2014-01-02T01:51:43" calcext:value-type="date">
            <text:p>01/02/14 01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053.wav</text:p>
          </table:table-cell>
          <table:table-cell office:value-type="string" calcext:value-type="string">
            <text:p>d:\Dropbox\2013-Csound-MKG\Gogins Submissions\Drone IV\Drone-IV-1388628053.wav</text:p>
          </table:table-cell>
          <table:table-cell office:value-type="date" office:date-value="2014-01-02T02:00:53" calcext:value-type="date">
            <text:p>01/02/14 02:0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172.wav</text:p>
          </table:table-cell>
          <table:table-cell office:value-type="string" calcext:value-type="string">
            <text:p>d:\Dropbox\2013-Csound-MKG\Gogins Submissions\Drone IV\Drone-IV-1388628172.wav</text:p>
          </table:table-cell>
          <table:table-cell office:value-type="date" office:date-value="2014-01-02T02:02:52" calcext:value-type="date">
            <text:p>01/02/14 02:0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651.wav</text:p>
          </table:table-cell>
          <table:table-cell office:value-type="string" calcext:value-type="string">
            <text:p>d:\Dropbox\2013-Csound-MKG\Gogins Submissions\Drone IV\Drone-IV-1388628651.wav</text:p>
          </table:table-cell>
          <table:table-cell office:value-type="date" office:date-value="2014-01-02T02:10:51" calcext:value-type="date">
            <text:p>01/02/14 02:1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30.wav</text:p>
          </table:table-cell>
          <table:table-cell office:value-type="string" calcext:value-type="string">
            <text:p>d:\Dropbox\2013-Csound-MKG\Gogins Submissions\Drone IV\Drone-IV-1388629030.wav</text:p>
          </table:table-cell>
          <table:table-cell office:value-type="date" office:date-value="2014-01-02T02:17:10" calcext:value-type="date">
            <text:p>01/02/14 02:1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51.wav</text:p>
          </table:table-cell>
          <table:table-cell office:value-type="string" calcext:value-type="string">
            <text:p>d:\Dropbox\2013-Csound-MKG\Gogins Submissions\Drone IV\Drone-IV-1388629051.wav</text:p>
          </table:table-cell>
          <table:table-cell office:value-type="date" office:date-value="2014-01-02T02:17:31" calcext:value-type="date">
            <text:p>01/02/14 02:1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30.wav</text:p>
          </table:table-cell>
          <table:table-cell office:value-type="string" calcext:value-type="string">
            <text:p>d:\Dropbox\2013-Csound-MKG\Gogins Submissions\Drone IV\Drone-IV-1388629330.wav</text:p>
          </table:table-cell>
          <table:table-cell office:value-type="date" office:date-value="2014-01-02T02:22:10" calcext:value-type="date">
            <text:p>01/02/14 02:2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96.wav</text:p>
          </table:table-cell>
          <table:table-cell office:value-type="string" calcext:value-type="string">
            <text:p>d:\Dropbox\2013-Csound-MKG\Gogins Submissions\Drone IV\Drone-IV-1388629396.wav</text:p>
          </table:table-cell>
          <table:table-cell office:value-type="date" office:date-value="2014-01-02T02:23:16" calcext:value-type="date">
            <text:p>01/02/14 02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600.wav</text:p>
          </table:table-cell>
          <table:table-cell office:value-type="string" calcext:value-type="string">
            <text:p>d:\Dropbox\2013-Csound-MKG\Gogins Submissions\Drone IV\Drone-IV-1388629600.wav</text:p>
          </table:table-cell>
          <table:table-cell office:value-type="date" office:date-value="2014-01-02T02:26:40" calcext:value-type="date">
            <text:p>01/02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7279.wav</text:p>
          </table:table-cell>
          <table:table-cell office:value-type="string" calcext:value-type="string">
            <text:p>d:\Dropbox\2013-Csound-MKG\Gogins Submissions\Drone IV\Drone-IV-1388717279.wav</text:p>
          </table:table-cell>
          <table:table-cell office:value-type="date" office:date-value="2014-01-03T02:47:59" calcext:value-type="date">
            <text:p>01/03/14 02:4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9421.wav</text:p>
          </table:table-cell>
          <table:table-cell office:value-type="string" calcext:value-type="string">
            <text:p>d:\Dropbox\2013-Csound-MKG\Gogins Submissions\Drone IV\Drone-IV-1388719421.wav</text:p>
          </table:table-cell>
          <table:table-cell office:value-type="date" office:date-value="2014-01-03T03:23:41" calcext:value-type="date">
            <text:p>01/03/14 03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95835.wav</text:p>
          </table:table-cell>
          <table:table-cell office:value-type="string" calcext:value-type="string">
            <text:p>d:\Dropbox\2013-Csound-MKG\Gogins Submissions\Drone IV\Drone-IV-1388795835.wav</text:p>
          </table:table-cell>
          <table:table-cell office:value-type="date" office:date-value="2014-01-04T00:37:14.999999" calcext:value-type="date">
            <text:p>01/04/14 12:3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9234839.wav</text:p>
          </table:table-cell>
          <table:table-cell office:value-type="string" calcext:value-type="string">
            <text:p>d:\Dropbox\2013-Csound-MKG\Gogins Submissions\Drone IV\Drone-IV-1389234839.wav</text:p>
          </table:table-cell>
          <table:table-cell office:value-type="date" office:date-value="2014-01-09T02:33:59" calcext:value-type="date">
            <text:p>01/09/14 02:3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office:value-type="date" office:date-value="2014-02-03T02:46:25.000002" calcext:value-type="date">
            <text:p>02/03/14 02:4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office:value-type="date" office:date-value="2010-08-03T01:12:38.999999" calcext:value-type="date">
            <text:p>08/03/10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wav</text:p>
          </table:table-cell>
          <table:table-cell office:value-type="string" calcext:value-type="string">
            <text:p>d:\Dropbox\2013-Csound-MKG\Gogins Submissions\Drone IV\drone.wav</text:p>
          </table:table-cell>
          <table:table-cell office:value-type="date" office:date-value="2014-01-02T02:26:40" calcext:value-type="date">
            <text:p>01/02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office:value-type="date" office:date-value="2013-03-09T12:05:32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office:value-type="date" office:date-value="2013-03-09T12:05:53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office:value-type="date" office:date-value="2014-02-17T17:14:04.000002" calcext:value-type="date">
            <text:p>02/17/14 05:1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office:value-type="date" office:date-value="2014-02-17T20:54:46" calcext:value-type="date">
            <text:p>02/17/14 08:5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office:value-type="date" office:date-value="2013-05-04T23:44:43" calcext:value-type="date">
            <text:p>05/04/13 1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office:value-type="date" office:date-value="2013-05-04T23:44:48" calcext:value-type="date">
            <text:p>05/04/13 1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office:value-type="date" office:date-value="2013-05-04T23:44:58" calcext:value-type="date">
            <text:p>05/04/13 1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office:value-type="date" office:date-value="2014-01-15T01:52:12" calcext:value-type="date">
            <text:p>01/15/14 01:5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office:value-type="date" office:date-value="2014-01-15T02:32:47" calcext:value-type="date">
            <text:p>01/15/14 02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office:value-type="date" office:date-value="2015-01-03T19:24:54" calcext:value-type="date">
            <text:p>01/03/15 07:2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office:value-type="date" office:date-value="2010-08-03T01:21:0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office:value-type="date" office:date-value="2010-08-03T01:21:11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office:value-type="date" office:date-value="2010-08-03T01:21:12.99999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office:value-type="date" office:date-value="2010-08-03T01:21:14.99999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office:value-type="date" office:date-value="2013-09-05T01:27:41" calcext:value-type="date">
            <text:p>09/05/13 01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office:value-type="date" office:date-value="2014-03-28T22:32:21" calcext:value-type="date">
            <text:p>03/28/14 10:3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office:value-type="date" office:date-value="2014-03-30T22:26:04" calcext:value-type="date">
            <text:p>03/30/14 10:2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office:value-type="date" office:date-value="2015-01-04T17:28:29" calcext:value-type="date">
            <text:p>01/04/15 05:2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office:value-type="date" office:date-value="2010-08-03T01:15:24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office:value-type="date" office:date-value="2010-08-03T01:15:25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office:value-type="date" office:date-value="2010-08-03T01:15:30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office:value-type="date" office:date-value="2010-08-03T01:15:32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office:value-type="date" office:date-value="2010-08-03T01:15:35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office:value-type="date" office:date-value="2010-08-03T01:15:36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office:value-type="date" office:date-value="2010-08-03T01:15:41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office:value-type="date" office:date-value="2010-08-03T01:15:41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office:value-type="date" office:date-value="2010-08-03T01:15:44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office:value-type="date" office:date-value="2010-08-03T01:15:46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office:value-type="date" office:date-value="2010-08-03T01:15:47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office:value-type="date" office:date-value="2010-08-03T01:15:47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office:value-type="date" office:date-value="2010-08-03T01:15:4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office:value-type="date" office:date-value="2010-08-03T01:15:49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office:value-type="date" office:date-value="2010-08-03T01:15:55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office:value-type="date" office:date-value="2010-08-03T01:15:57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office:value-type="date" office:date-value="2010-08-03T01:15:5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office:value-type="date" office:date-value="2010-08-03T01:16:01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office:value-type="date" office:date-value="2010-08-03T01:16:02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office:value-type="date" office:date-value="2010-08-03T01:16:04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office:value-type="date" office:date-value="2010-08-03T01:16:05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office:value-type="date" office:date-value="2010-08-03T01:16:07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office:value-type="date" office:date-value="2010-08-03T01:16:08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office:value-type="date" office:date-value="2010-08-03T01:16:09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office:value-type="date" office:date-value="2010-08-03T01:16:15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office:value-type="date" office:date-value="2010-08-03T01:16:11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office:value-type="date" office:date-value="2010-08-03T01:16:13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office:value-type="date" office:date-value="2010-08-03T01:16:17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office:value-type="date" office:date-value="2010-08-03T01:16:18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office:value-type="date" office:date-value="2010-08-03T01:16:20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office:value-type="date" office:date-value="2010-08-03T01:16:22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office:value-type="date" office:date-value="2010-08-03T01:15:20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office:value-type="date" office:date-value="2016-10-07T00:53:36.000002" calcext:value-type="date">
            <text:p>10/07/16 1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office:value-type="date" office:date-value="2016-07-11T19:34:14" calcext:value-type="date">
            <text:p>07/11/16 07:3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office:value-type="date" office:date-value="2016-07-11T19:36:03" calcext:value-type="date">
            <text:p>07/11/16 07:3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office:value-type="date" office:date-value="2016-08-03T17:08:07" calcext:value-type="date">
            <text:p>08/03/16 05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office:value-type="date" office:date-value="2016-07-11T19:41:21" calcext:value-type="date">
            <text:p>07/11/16 07:4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office:value-type="date" office:date-value="2016-07-11T19:30:30" calcext:value-type="date">
            <text:p>07/11/16 07:3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office:value-type="date" office:date-value="2013-04-28T19:56:57" calcext:value-type="date">
            <text:p>04/28/13 07:5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office:value-type="date" office:date-value="2014-12-02T00:01:39" calcext:value-type="date">
            <text:p>12/02/14 12:0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office:value-type="date" office:date-value="2013-03-09T12:13:26" calcext:value-type="date">
            <text:p>03/09/13 12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office:value-type="date" office:date-value="2011-11-10T01:13:39" calcext:value-type="date">
            <text:p>11/10/11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office:value-type="date" office:date-value="2010-08-03T01:18:41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office:value-type="date" office:date-value="2010-08-03T01:12:56" calcext:value-type="date">
            <text:p>08/03/10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office:value-type="date" office:date-value="2010-08-03T01:12:54" calcext:value-type="date">
            <text:p>08/03/10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office:value-type="date" office:date-value="2010-08-03T01:13:05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office:value-type="date" office:date-value="2010-08-03T01:13:12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office:value-type="date" office:date-value="2013-03-09T12:05:04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office:value-type="date" office:date-value="2013-03-09T12:05:06.999999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office:value-type="date" office:date-value="2010-08-03T01:13:14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office:value-type="date" office:date-value="2010-08-03T01:13:19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office:value-type="date" office:date-value="2013-03-09T12:04:54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office:value-type="date" office:date-value="2013-03-09T12:04:56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office:value-type="date" office:date-value="2013-03-09T12:05:01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office:value-type="date" office:date-value="2010-08-03T01:13:21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office:value-type="date" office:date-value="2010-08-03T01:13:28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office:value-type="date" office:date-value="2010-08-03T01:13:33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office:value-type="date" office:date-value="2010-08-03T01:13:36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office:value-type="date" office:date-value="2010-08-03T01:13:39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office:value-type="date" office:date-value="2010-08-03T01:13:44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office:value-type="date" office:date-value="2010-08-03T01:13:45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office:value-type="date" office:date-value="2010-08-03T01:13:54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office:value-type="date" office:date-value="2010-08-03T01:13:48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office:value-type="date" office:date-value="2010-08-03T01:14:01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office:value-type="date" office:date-value="2010-08-03T01:14:04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office:value-type="date" office:date-value="2010-08-03T01:14:05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office:value-type="date" office:date-value="2010-08-03T01:14:08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office:value-type="date" office:date-value="2010-08-03T01:14:11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office:value-type="date" office:date-value="2010-08-03T01:14:15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office:value-type="date" office:date-value="2010-08-03T01:14:15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office:value-type="date" office:date-value="2010-08-03T01:14:18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office:value-type="date" office:date-value="2010-08-03T01:14:23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office:value-type="date" office:date-value="2010-08-03T01:14:27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office:value-type="date" office:date-value="2010-08-03T01:14:32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office:value-type="date" office:date-value="2013-03-09T12:04:17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office:value-type="date" office:date-value="2013-03-09T12:04:18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office:value-type="date" office:date-value="2013-03-09T12:03:32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office:value-type="date" office:date-value="2013-03-09T12:03:36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office:value-type="date" office:date-value="2013-03-09T12:03:58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office:value-type="date" office:date-value="2011-11-13T02:21:23" calcext:value-type="date">
            <text:p>11/13/11 02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office:value-type="date" office:date-value="2011-11-13T02:21:23" calcext:value-type="date">
            <text:p>11/13/11 02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office:value-type="date" office:date-value="2011-11-13T02:21:05" calcext:value-type="date">
            <text:p>11/13/11 02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office:value-type="date" office:date-value="2010-08-03T01:16:30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office:value-type="date" office:date-value="2010-08-03T01:16:33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office:value-type="date" office:date-value="2010-08-03T01:16:36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office:value-type="date" office:date-value="2010-08-03T01:16:38.999999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office:value-type="date" office:date-value="2016-09-07T22:53:25" calcext:value-type="date">
            <text:p>09/07/16 10:5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office:value-type="date" office:date-value="2016-09-11T00:23:36" calcext:value-type="date">
            <text:p>09/11/16 12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office:value-type="date" office:date-value="2016-11-30T23:18:41" calcext:value-type="date">
            <text:p>11/30/16 11:1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office:value-type="date" office:date-value="2015-09-16T00:27:42" calcext:value-type="date">
            <text:p>09/16/15 12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office:value-type="date" office:date-value="2015-09-15T12:34:49" calcext:value-type="date">
            <text:p>09/15/15 12:3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office:value-type="date" office:date-value="2015-09-16T00:39:01" calcext:value-type="date">
            <text:p>09/16/15 12:39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office:value-type="date" office:date-value="2015-09-16T01:17:22" calcext:value-type="date">
            <text:p>09/16/15 01:1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office:value-type="date" office:date-value="2015-09-15T01:57:28" calcext:value-type="date">
            <text:p>09/15/15 01:5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office:value-type="date" office:date-value="2015-09-08T11:44:03" calcext:value-type="date">
            <text:p>09/08/15 11:4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office:value-type="date" office:date-value="2016-03-17T15:16:35" calcext:value-type="date">
            <text:p>03/17/16 03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office:value-type="date" office:date-value="2016-09-07T22:52:09" calcext:value-type="date">
            <text:p>09/07/16 10:5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office:value-type="date" office:date-value="2016-09-07T22:51:30" calcext:value-type="date">
            <text:p>09/07/16 10:5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office:value-type="date" office:date-value="2015-01-03T19:15:22" calcext:value-type="date">
            <text:p>01/03/15 07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6-2016_Jun_03_16_29_35.wav</text:p>
          </table:table-cell>
          <table:table-cell office:value-type="string" calcext:value-type="string">
            <text:p>d:\Dropbox\2016-06-13 NYCEMF\Attic\Sevier-6-2016_Jun_03_16_29_35.wav</text:p>
          </table:table-cell>
          <table:table-cell office:value-type="date" office:date-value="2016-06-03T20:29:35" calcext:value-type="date">
            <text:p>06/03/16 08:2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1_21_08_23.wav</text:p>
          </table:table-cell>
          <table:table-cell office:value-type="string" calcext:value-type="string">
            <text:p>d:\Dropbox\2016-06-13 NYCEMF\Pieces\Fixed Media\Sevier-8-2016_Aug_01_21_08_23.wav</text:p>
          </table:table-cell>
          <table:table-cell office:value-type="date" office:date-value="2016-08-02T01:59:38" calcext:value-type="date">
            <text:p>08/02/16 01:59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10_03_38.wav</text:p>
          </table:table-cell>
          <table:table-cell office:value-type="string" calcext:value-type="string">
            <text:p>d:\Dropbox\2016-06-13 NYCEMF\Pieces\Fixed Media\Sevier-8-2016_Aug_02_10_03_38.wav</text:p>
          </table:table-cell>
          <table:table-cell office:value-type="date" office:date-value="2016-08-02T14:08:27.000002" calcext:value-type="date">
            <text:p>08/02/16 02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07_55.wav</text:p>
          </table:table-cell>
          <table:table-cell office:value-type="string" calcext:value-type="string">
            <text:p>d:\Dropbox\2016-06-13 NYCEMF\Pieces\Fixed Media\Sevier-8-2016_Aug_02_21_07_55.wav</text:p>
          </table:table-cell>
          <table:table-cell office:value-type="date" office:date-value="2016-08-03T01:16:44" calcext:value-type="date">
            <text:p>08/03/16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18_40.wav</text:p>
          </table:table-cell>
          <table:table-cell office:value-type="string" calcext:value-type="string">
            <text:p>d:\Dropbox\2016-06-13 NYCEMF\Pieces\Fixed Media\Sevier-8-2016_Aug_02_21_18_40.wav</text:p>
          </table:table-cell>
          <table:table-cell office:value-type="date" office:date-value="2016-08-03T01:23:16" calcext:value-type="date">
            <text:p>08/03/16 01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5_34.wav</text:p>
          </table:table-cell>
          <table:table-cell office:value-type="string" calcext:value-type="string">
            <text:p>d:\Dropbox\2016-06-13 NYCEMF\Pieces\Fixed Media\Sevier-8-2016_Aug_03_21_15_34.wav</text:p>
          </table:table-cell>
          <table:table-cell office:value-type="date" office:date-value="2016-08-04T01:20:59.999999" calcext:value-type="date">
            <text:p>08/04/16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6_53.wav</text:p>
          </table:table-cell>
          <table:table-cell office:value-type="string" calcext:value-type="string">
            <text:p>d:\Dropbox\2016-06-13 NYCEMF\Pieces\Fixed Media\Sevier-8-2016_Aug_03_21_16_53.wav</text:p>
          </table:table-cell>
          <table:table-cell office:value-type="date" office:date-value="2016-08-04T01:24:29" calcext:value-type="date">
            <text:p>08/04/16 01:2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8_33.wav</text:p>
          </table:table-cell>
          <table:table-cell office:value-type="string" calcext:value-type="string">
            <text:p>d:\Dropbox\2016-06-13 NYCEMF\Pieces\Fixed Media\Sevier-8-2016_Aug_03_21_18_33.wav</text:p>
          </table:table-cell>
          <table:table-cell office:value-type="date" office:date-value="2016-08-04T01:28:40" calcext:value-type="date">
            <text:p>08/04/16 01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20_09.wav</text:p>
          </table:table-cell>
          <table:table-cell office:value-type="string" calcext:value-type="string">
            <text:p>d:\Dropbox\2016-06-13 NYCEMF\Pieces\Fixed Media\Sevier-8-2016_Aug_03_21_20_09.wav</text:p>
          </table:table-cell>
          <table:table-cell office:value-type="date" office:date-value="2016-08-04T01:28:30" calcext:value-type="date">
            <text:p>08/04/16 01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7_19.wav</text:p>
          </table:table-cell>
          <table:table-cell office:value-type="string" calcext:value-type="string">
            <text:p>d:\Dropbox\2016-06-13 NYCEMF\Pieces\Fixed Media\Sevier-8-2016_Aug_03_21_37_19.wav</text:p>
          </table:table-cell>
          <table:table-cell office:value-type="date" office:date-value="2016-08-04T01:40:15" calcext:value-type="date">
            <text:p>08/04/16 01:4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8_31.wav</text:p>
          </table:table-cell>
          <table:table-cell office:value-type="string" calcext:value-type="string">
            <text:p>d:\Dropbox\2016-06-13 NYCEMF\Pieces\Fixed Media\Sevier-8-2016_Aug_03_21_38_31.wav</text:p>
          </table:table-cell>
          <table:table-cell office:value-type="date" office:date-value="2016-08-04T01:42:29" calcext:value-type="date">
            <text:p>08/04/16 01:4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45_35.wav</text:p>
          </table:table-cell>
          <table:table-cell office:value-type="string" calcext:value-type="string">
            <text:p>d:\Dropbox\2016-06-13 NYCEMF\Pieces\Fixed Media\Sevier-8-2016_Aug_03_21_45_35.wav</text:p>
          </table:table-cell>
          <table:table-cell office:value-type="date" office:date-value="2016-08-04T02:27:40" calcext:value-type="date">
            <text:p>08/04/16 02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52_12.wav</text:p>
          </table:table-cell>
          <table:table-cell office:value-type="string" calcext:value-type="string">
            <text:p>d:\Dropbox\2016-06-13 NYCEMF\Pieces\Fixed Media\Sevier-8-2016_Aug_03_21_52_12.wav</text:p>
          </table:table-cell>
          <table:table-cell office:value-type="date" office:date-value="2016-08-04T03:02:30.999999" calcext:value-type="date">
            <text:p>08/04/16 03:0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2_01_06.wav</text:p>
          </table:table-cell>
          <table:table-cell office:value-type="string" calcext:value-type="string">
            <text:p>d:\Dropbox\2016-06-13 NYCEMF\Pieces\Fixed Media\Sevier-8-2016_Aug_03_22_01_06.wav</text:p>
          </table:table-cell>
          <table:table-cell office:value-type="date" office:date-value="2016-08-04T02:10:27" calcext:value-type="date">
            <text:p>08/04/16 02:1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1_45_42.wav</text:p>
          </table:table-cell>
          <table:table-cell office:value-type="string" calcext:value-type="string">
            <text:p>d:\Dropbox\2016-06-13 NYCEMF\Pieces\Fixed Media\Sevier-8-2016_Jul_26_11_45_42.wav</text:p>
          </table:table-cell>
          <table:table-cell office:value-type="date" office:date-value="2016-07-31T01:12:41" calcext:value-type="date">
            <text:p>07/31/16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19_04.wav</text:p>
          </table:table-cell>
          <table:table-cell office:value-type="string" calcext:value-type="string">
            <text:p>d:\Dropbox\2016-06-13 NYCEMF\Pieces\Fixed Media\Sevier-8-2016_Jul_26_12_19_04.wav</text:p>
          </table:table-cell>
          <table:table-cell office:value-type="date" office:date-value="2016-07-31T01:14:16" calcext:value-type="date">
            <text:p>07/31/16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2_54.wav</text:p>
          </table:table-cell>
          <table:table-cell office:value-type="string" calcext:value-type="string">
            <text:p>d:\Dropbox\2016-06-13 NYCEMF\Pieces\Fixed Media\Sevier-8-2016_Jul_26_12_22_54.wav</text:p>
          </table:table-cell>
          <table:table-cell office:value-type="date" office:date-value="2016-07-31T01:13:15" calcext:value-type="date">
            <text:p>07/31/16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4_54.wav</text:p>
          </table:table-cell>
          <table:table-cell office:value-type="string" calcext:value-type="string">
            <text:p>d:\Dropbox\2016-06-13 NYCEMF\Pieces\Fixed Media\Sevier-8-2016_Jul_26_12_24_54.wav</text:p>
          </table:table-cell>
          <table:table-cell office:value-type="date" office:date-value="2016-07-31T01:15:57.999999" calcext:value-type="date">
            <text:p>07/31/16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06_17.wav</text:p>
          </table:table-cell>
          <table:table-cell office:value-type="string" calcext:value-type="string">
            <text:p>d:\Dropbox\2016-06-13 NYCEMF\Pieces\Fixed Media\Sevier-8-2016_Jul_29_22_06_17.wav</text:p>
          </table:table-cell>
          <table:table-cell office:value-type="date" office:date-value="2016-09-07T23:02:03" calcext:value-type="date">
            <text:p>09/07/16 11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10_44.wav</text:p>
          </table:table-cell>
          <table:table-cell office:value-type="string" calcext:value-type="string">
            <text:p>d:\Dropbox\2016-06-13 NYCEMF\Pieces\Fixed Media\Sevier-8-2016_Jul_29_22_10_44.wav</text:p>
          </table:table-cell>
          <table:table-cell office:value-type="date" office:date-value="2016-09-07T23:13:53" calcext:value-type="date">
            <text:p>09/07/16 11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28_07.wav</text:p>
          </table:table-cell>
          <table:table-cell office:value-type="string" calcext:value-type="string">
            <text:p>d:\Dropbox\2016-06-13 NYCEMF\Pieces\Fixed Media\Sevier-8-2016_Jul_29_22_28_07.wav</text:p>
          </table:table-cell>
          <table:table-cell office:value-type="date" office:date-value="2016-09-07T23:05:58" calcext:value-type="date">
            <text:p>09/07/16 11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19_31.wav</text:p>
          </table:table-cell>
          <table:table-cell office:value-type="string" calcext:value-type="string">
            <text:p>d:\Dropbox\2016-06-13 NYCEMF\Pieces\Fixed Media\Sevier-8-2016_Jun_16_16_19_31.wav</text:p>
          </table:table-cell>
          <table:table-cell office:value-type="date" office:date-value="2016-06-16T20:19:31" calcext:value-type="date">
            <text:p>06/16/16 08:1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6_59.wav</text:p>
          </table:table-cell>
          <table:table-cell office:value-type="string" calcext:value-type="string">
            <text:p>d:\Dropbox\2016-06-13 NYCEMF\Pieces\Fixed Media\Sevier-8-2016_Jun_16_16_56_59.wav</text:p>
          </table:table-cell>
          <table:table-cell office:value-type="date" office:date-value="2016-06-16T20:56:59" calcext:value-type="date">
            <text:p>06/16/16 08:5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-old1.wav</text:p>
          </table:table-cell>
          <table:table-cell office:value-type="string" calcext:value-type="string">
            <text:p>d:\Dropbox\2016-06-13 NYCEMF\Pieces\Fixed Media\Sevier-8-2016_Jun_16_16_58_07-old1.wav</text:p>
          </table:table-cell>
          <table:table-cell office:value-type="date" office:date-value="2016-06-16T20:58:07" calcext:value-type="date">
            <text:p>06/16/16 08:5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.wav</text:p>
          </table:table-cell>
          <table:table-cell office:value-type="string" calcext:value-type="string">
            <text:p>d:\Dropbox\2016-06-13 NYCEMF\Pieces\Fixed Media\Sevier-8-2016_Jun_16_16_58_07.wav</text:p>
          </table:table-cell>
          <table:table-cell office:value-type="date" office:date-value="2016-06-17T03:22:15" calcext:value-type="date">
            <text:p>06/17/16 03:2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office:value-type="date" office:date-value="2016-06-04T00:32:32" calcext:value-type="date">
            <text:p>06/04/16 12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office:value-type="date" office:date-value="2010-08-03T01:14:38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office:value-type="date" office:date-value="2016-09-07T22:52:34" calcext:value-type="date">
            <text:p>09/07/16 10:5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office:value-type="date" office:date-value="2013-03-09T12:03:19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office:value-type="date" office:date-value="2013-03-09T12:03:22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office:value-type="date" office:date-value="2013-03-09T12:03:24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office:value-type="date" office:date-value="2013-03-09T12:03:25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office:value-type="date" office:date-value="2013-03-09T12:03:27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office:value-type="date" office:date-value="2016-09-07T22:55:26" calcext:value-type="date">
            <text:p>09/07/16 10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office:value-type="date" office:date-value="2016-09-07T22:54:06.999999" calcext:value-type="date">
            <text:p>09/07/16 10:5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office:value-type="date" office:date-value="2015-02-08T12:24:11" calcext:value-type="date">
            <text:p>02/08/15 12:2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office:value-type="date" office:date-value="2011-11-10T00:28:15" calcext:value-type="date">
            <text:p>11/10/11 12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office:value-type="date" office:date-value="2010-08-03T01:14:47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office:value-type="date" office:date-value="2010-08-03T01:14:47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office:value-type="date" office:date-value="2010-07-30T13:42:28" calcext:value-type="date">
            <text:p>07/30/10 01:4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office:value-type="date" office:date-value="2010-07-30T13:44:04" calcext:value-type="date">
            <text:p>07/30/10 0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office:value-type="date" office:date-value="2013-04-11T16:08:37" calcext:value-type="date">
            <text:p>04/11/13 04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office:value-type="date" office:date-value="2014-05-17T18:36:31" calcext:value-type="date">
            <text:p>05/17/14 06:3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office:value-type="date" office:date-value="2010-08-03T03:10:12" calcext:value-type="date">
            <text:p>08/03/10 03:1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office:value-type="date" office:date-value="2013-03-21T12:45:27" calcext:value-type="date">
            <text:p>03/21/13 12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office:value-type="date" office:date-value="2013-03-14T00:51:28" calcext:value-type="date">
            <text:p>03/14/13 12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office:value-type="date" office:date-value="2013-03-14T00:51:27" calcext:value-type="date">
            <text:p>03/14/13 12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office:value-type="date" office:date-value="2013-03-09T12:00:53" calcext:value-type="date">
            <text:p>03/09/13 12:0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office:value-type="date" office:date-value="2013-03-09T12:00:55" calcext:value-type="date">
            <text:p>03/09/13 12:0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office:value-type="date" office:date-value="2013-03-09T12:01:03" calcext:value-type="date">
            <text:p>03/09/13 12:0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office:value-type="date" office:date-value="2013-03-09T12:02:53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office:value-type="date" office:date-value="2013-03-09T12:02:56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office:value-type="date" office:date-value="2013-03-09T12:02:57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office:value-type="date" office:date-value="2013-04-28T19:51:10" calcext:value-type="date">
            <text:p>04/28/13 07:5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office:value-type="date" office:date-value="2013-04-02T12:56:51" calcext:value-type="date">
            <text:p>04/02/13 12:5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office:value-type="date" office:date-value="2013-04-11T23:35:14" calcext:value-type="date">
            <text:p>04/11/13 1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office:value-type="date" office:date-value="2013-04-11T23:35:09" calcext:value-type="date">
            <text:p>04/11/13 1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office:value-type="date" office:date-value="2013-04-11T23:35:08" calcext:value-type="date">
            <text:p>04/11/13 1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office:value-type="date" office:date-value="2013-04-16T00:23:23" calcext:value-type="date">
            <text:p>04/16/13 12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office:value-type="date" office:date-value="2013-04-19T02:53:13" calcext:value-type="date">
            <text:p>04/19/13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office:value-type="date" office:date-value="2013-04-19T02:53:08.000002" calcext:value-type="date">
            <text:p>04/19/13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office:value-type="date" office:date-value="2013-04-19T02:53:06.000002" calcext:value-type="date">
            <text:p>04/19/13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office:value-type="date" office:date-value="2013-05-06T02:16:31" calcext:value-type="date">
            <text:p>05/06/13 02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office:value-type="date" office:date-value="2013-05-06T13:05:38" calcext:value-type="date">
            <text:p>05/06/13 01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office:value-type="date" office:date-value="2013-05-06T13:30:39" calcext:value-type="date">
            <text:p>05/06/13 01:3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office:value-type="date" office:date-value="2013-05-06T02:16:01" calcext:value-type="date">
            <text:p>05/06/13 02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office:value-type="date" office:date-value="2013-05-14T13:37:55" calcext:value-type="date">
            <text:p>05/14/13 01:3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office:value-type="date" office:date-value="2013-05-14T12:57:02" calcext:value-type="date">
            <text:p>05/14/13 12:5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office:value-type="date" office:date-value="2013-05-18T15:49:04" calcext:value-type="date">
            <text:p>05/18/13 03:4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office:value-type="date" office:date-value="2013-05-18T15:43:32" calcext:value-type="date">
            <text:p>05/18/13 03:4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office:value-type="date" office:date-value="2013-05-18T16:15:28" calcext:value-type="date">
            <text:p>05/18/13 04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office:value-type="date" office:date-value="2013-05-14T00:35:06" calcext:value-type="date">
            <text:p>05/14/13 12:3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office:value-type="date" office:date-value="2013-05-14T00:34:59" calcext:value-type="date">
            <text:p>05/14/13 12:3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office:value-type="date" office:date-value="2013-05-14T00:34:57.999999" calcext:value-type="date">
            <text:p>05/14/13 12:3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office:value-type="date" office:date-value="2013-05-29T13:35:13" calcext:value-type="date">
            <text:p>05/29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office:value-type="date" office:date-value="2013-05-29T13:10:34" calcext:value-type="date">
            <text:p>05/29/13 01:1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office:value-type="date" office:date-value="2013-05-29T13:28:17" calcext:value-type="date">
            <text:p>05/29/13 01:2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office:value-type="date" office:date-value="2013-05-27T21:43:39" calcext:value-type="date">
            <text:p>05/27/13 09:4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office:value-type="date" office:date-value="2013-05-27T15:55:58" calcext:value-type="date">
            <text:p>05/27/13 03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office:value-type="date" office:date-value="2013-05-27T15:55:51" calcext:value-type="date">
            <text:p>05/27/13 03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office:value-type="date" office:date-value="2013-05-27T15:55:50" calcext:value-type="date">
            <text:p>05/27/13 03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office:value-type="date" office:date-value="2013-06-22T13:35:14" calcext:value-type="date">
            <text:p>06/22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office:value-type="date" office:date-value="2013-06-22T13:35:06.999999" calcext:value-type="date">
            <text:p>06/22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office:value-type="date" office:date-value="2013-06-22T13:35:05" calcext:value-type="date">
            <text:p>06/22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office:value-type="date" office:date-value="2013-03-09T12:02:36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office:value-type="date" office:date-value="2013-03-09T12:02:38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office:value-type="date" office:date-value="2013-03-09T12:01:56" calcext:value-type="date">
            <text:p>03/09/13 12:0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norm.wav</text:p>
          </table:table-cell>
          <table:table-cell office:value-type="string" calcext:value-type="string">
            <text:p>d:\Dropbox\music\Yellow_Leaves\Yellow_Leaves.4.lua.norm.wav</text:p>
          </table:table-cell>
          <table:table-cell office:value-type="date" office:date-value="2013-03-09T12:01:57" calcext:value-type="date">
            <text:p>03/09/13 12:0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office:value-type="date" office:date-value="2013-03-09T12:02:04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office:value-type="date" office:date-value="2014-03-04T02:25:31" calcext:value-type="date">
            <text:p>03/04/14 02:2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office:value-type="date" office:date-value="2014-02-23T02:26:33" calcext:value-type="date">
            <text:p>02/23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office:value-type="date" office:date-value="2014-03-06T00:20:09" calcext:value-type="date">
            <text:p>03/06/14 12:2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office:value-type="date" office:date-value="2014-03-06T00:37:10" calcext:value-type="date">
            <text:p>03/06/14 12:3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office:value-type="date" office:date-value="2014-04-17T01:52:02" calcext:value-type="date">
            <text:p>04/17/14 01:5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office:value-type="date" office:date-value="2014-04-17T01:45:52" calcext:value-type="date">
            <text:p>04/17/14 01:4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office:value-type="date" office:date-value="2014-04-17T02:26:49" calcext:value-type="date">
            <text:p>04/17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office:value-type="date" office:date-value="2014-04-18T04:05:04" calcext:value-type="date">
            <text:p>04/18/14 04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office:value-type="date" office:date-value="2014-04-19T04:06:49.999999" calcext:value-type="date">
            <text:p>04/19/14 04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office:value-type="date" office:date-value="2014-04-26T21:13:17" calcext:value-type="date">
            <text:p>04/26/14 09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office:value-type="date" office:date-value="2014-03-07T04:12:33" calcext:value-type="date">
            <text:p>03/07/14 04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office:value-type="date" office:date-value="2013-05-04T23:45:13" calcext:value-type="date">
            <text:p>05/04/13 11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office:value-type="date" office:date-value="2013-05-04T23:45:30" calcext:value-type="date">
            <text:p>05/04/13 11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office:value-type="date" office:date-value="2013-04-28T20:11:42" calcext:value-type="date">
            <text:p>04/28/13 08:11 PM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5:16:58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3T15:47:23.808000000</dc:date>
    <meta:editing-duration>PT1H20M38S</meta:editing-duration>
    <meta:editing-cycles>12</meta:editing-cycles>
    <meta:generator>LibreOffice/5.2.3.3$Windows_X86_64 LibreOffice_project/d54a8868f08a7b39642414cf2c8ef2f228f780cf</meta:generator>
    <meta:document-statistic meta:table-count="1" meta:cell-count="1620" meta:object-count="0"/>
  </office:meta>
</office:document-meta>
</file>